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ra" svg:font-family="Lora, serif, google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f86" officeooo:paragraph-rsid="00126f86"/>
    </style:style>
    <style:style style:name="P2" style:family="paragraph" style:parent-style-name="Standard">
      <style:paragraph-properties fo:text-align="center" style:justify-single-word="false"/>
      <style:text-properties officeooo:rsid="00126f86" officeooo:paragraph-rsid="00126f86"/>
    </style:style>
    <style:style style:name="P3" style:family="paragraph" style:parent-style-name="Standard">
      <style:paragraph-properties fo:text-align="justify" style:justify-single-word="false"/>
      <style:text-properties officeooo:rsid="00126f86" officeooo:paragraph-rsid="00126f86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747474" style:font-name="Roboto" fo:font-size="12pt" fo:letter-spacing="normal" fo:font-style="normal" fo:font-weight="normal" officeooo:rsid="00126f86" officeooo:paragraph-rsid="00126f86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747474" style:font-name="Roboto" fo:font-size="12pt" fo:letter-spacing="normal" fo:font-style="normal" fo:font-weight="normal" officeooo:rsid="00126f86" officeooo:paragraph-rsid="0012a1c1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26f86" officeooo:paragraph-rsid="00126f86" style:font-weight-asian="bold" style:font-weight-complex="bold"/>
    </style:style>
    <style:style style:name="P7" style:family="paragraph" style:parent-style-name="Standard">
      <style:text-properties officeooo:rsid="00147ebe" officeooo:paragraph-rsid="00147ebe"/>
    </style:style>
    <style:style style:name="P8" style:family="paragraph" style:parent-style-name="Standard">
      <style:paragraph-properties fo:text-align="center" style:justify-single-word="false"/>
      <style:text-properties fo:font-size="18pt" officeooo:rsid="00147ebe" officeooo:paragraph-rsid="00147ebe" style:font-size-asian="18pt" style:font-size-complex="18pt"/>
    </style:style>
    <style:style style:name="T1" style:family="text">
      <style:text-properties officeooo:rsid="0012a1c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a1c1" style:font-weight-asian="bold" style:font-weight-complex="bold"/>
    </style:style>
    <style:style style:name="T4" style:family="text">
      <style:text-properties officeooo:rsid="00147eb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Orphibea Garden:</text:p>
      <text:p text:style-name="Standard"/>
      <text:p text:style-name="Standard"/>
      <text:p text:style-name="P2"><text:span text:style-name="T3">Misión</text:span> </text:p>
      <text:p text:style-name="P1"/>
      <text:p text:style-name="P3"/>
      <text:p text:style-name="P4">Nuestra misión es entregar y producir <text:span text:style-name="T1">semillas</text:span> de calidad y altamente productivas, cumpliendo con los mejores estándares de producción. </text:p>
      <text:p text:style-name="P3"/>
      <text:p text:style-name="P3"/>
      <text:p text:style-name="P2"><text:span text:style-name="T3">Visión</text:span> </text:p>
      <text:p text:style-name="P3"/>
      <text:p text:style-name="P4"><text:span text:style-name="T1">S</text:span>er líder en producción de plantas, y mejorar los estándares de calidad aportando al mercado <text:span text:style-name="T1">de semillas</text:span> nacional. Fortalecer nuestra experiencia, nuestro equipo de trabajo y mejor en cuanto a tecnología, esto nos llevará a estar dentro de los mejores <text:span text:style-name="T1">del estado,</text:span></text:p>
      <text:p text:style-name="P2"/>
      <text:p text:style-name="P6">Objetivo </text:p>
      <text:p text:style-name="P3"/>
      <text:p text:style-name="P5"><text:span text:style-name="T1">N</text:span>uestro objetivo se enfoca en satisfacer las necesidades de nuestros clientes, abarcando desde productores nacionales, comunidades y personas particulares.</text:p>
      <text:p text:style-name="P3"/>
      <text:p text:style-name="P6">Valores</text:p>
      <text:p text:style-name="P1"/>
      <text:p text:style-name="P1"/>
      <text:p text:style-name="P4"><text:span text:style-name="T2">Integridad</text:span>: La honradez y la integridad son nuestros activos más importantes y deben presidir la dirección de nuestro negocio.</text:p>
      <text:p text:style-name="P4"/>
      <text:p text:style-name="P4"><text:span text:style-name="T2">Búsqueda permanente de la innovación:</text:span> Fomentar las ideas nuevas, la iniciativa y creatividad a todos los niveles.</text:p>
      <text:p text:style-name="P4"/>
      <text:p text:style-name="P4"><text:span text:style-name="T2">Satisfacción del cliente</text:span>: Situar a nuestros clientes en el centro de nuestras actividades empresariales y contribuir a su éxito.</text:p>
      <text:p text:style-name="P4"/>
      <text:p text:style-name="P4"><text:span text:style-name="T2">Apertura al exterior:</text:span> Buscar activamente las mejores prácticas en todos los ámbitos con objeto de poder ofrecer una oferta de mayor valor a nuestros clientes.</text:p>
      <text:p text:style-name="P4"/>
      <text:p text:style-name="P4"><text:span text:style-name="T2">Excelencia empresarial:</text:span> Mejora <text:span text:style-name="T4">continua</text:span>, eficacia y <text:span text:style-name="T4">eficiencia</text:span> en las actuaciones de la empresa.</text:p>
      <text:p text:style-name="P4"/>
      <text:p text:style-name="P4"><text:span text:style-name="T2">Trabajo en equipo:</text:span> Compartir los conocimientos, las ideas y la experiencia de cada uno para tomar las mejores decisiones en el ámbito del grupo.</text:p>
      <text:p text:style-name="P4"/>
      <text:p text:style-name="P4"><text:span text:style-name="T2">Compromiso con las personas:</text:span> Promover el talento, ofrecer oportunidades, desarrollar líderes, recompensar la consecución de objetiv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ra" svg:font-family="Lora, serif, google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8:06:16.405798996</meta:creation-date>
    <dc:date>2020-04-14T18:54:39.784437146</dc:date>
    <meta:editing-duration>PT8M2S</meta:editing-duration>
    <meta:editing-cycles>1</meta:editing-cycles>
    <meta:document-statistic meta:table-count="0" meta:image-count="0" meta:object-count="0" meta:page-count="1" meta:paragraph-count="15" meta:word-count="219" meta:character-count="1499" meta:non-whitespace-character-count="1291"/>
    <meta:generator>LibreOffice/6.2.8.2$Linux_X86_64 LibreOffice_project/20$Build-2</meta:generator>
  </office:meta>
</office:document-meta>
</file>